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paragraph-properties fo:text-align="start" style:justify-single-word="false"/>
    </style:style>
    <style:style style:name="P16" style:family="paragraph" style:parent-style-name="Text_20_body">
      <style:paragraph-properties fo:text-align="center" style:justify-single-word="false"/>
      <style:text-properties fo:font-weight="bold"/>
    </style:style>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paragraph-properties fo:margin-top="0cm" fo:margin-bottom="0cm" style:contextual-spacing="false" fo:text-align="start" style:justify-single-word="false" fo:padding="0cm" fo:border="none"/>
    </style:style>
    <style:style style:name="T1" style:family="text">
      <style:text-properties fo:font-weight="bold"/>
    </style:style>
    <style:style style:name="T2" style:family="text">
      <style:text-properties fo:color="#000000" style:text-line-through-style="none" style:text-underline-style="none" style:text-blinking="false" fo:background-color="#ffffff"/>
    </style:style>
    <style:style style:name="T3" style:family="text">
      <style:text-properties fo:color="#003399" style:text-line-through-style="none" style:text-underline-style="none" style:text-blinking="false" fo:background-color="#fffff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21567239868121920" text:style-name="L1">
        <text:list-item>
          <text:p text:style-name="P1"><text:span text:style-name="Emphasis"><text:span text:style-name="T1">Pensador Medieval:</text:span></text:span></text:p>
        </text:list-item>
      </text:list>
      <text:p text:style-name="P16">Santo Tomás De Aquino</text:p>
      <text:h text:style-name="Heading_20_2" text:outline-level="2"><text:bookmark text:name="antropoloa"/><text:span text:style-name="Emphasis"><text:span text:style-name="T1">Antropología</text:span></text:span></text:h>
      <text:list xml:id="list2756486808068240762" text:style-name="L15">
        <text:list-item>
          <text:p text:style-name="P17"><text:span text:style-name="Emphasis">1) ¿Qué es el Principio de Individuación?</text:span></text:p>
        </text:list-item>
      </text:list>
      <text:p text:style-name="Text_20_body">El principio de individuación designa aquello que condiciona y posibilita la individualidad y concreción de cada ente y que explica la pluralidad y diferencia de los individuos.</text:p>
      <text:p text:style-name="Text_20_body">Tomás de Aquino asume la <text:bookmark text:name="autolink70"/><text:a xlink:type="simple" xlink:href="http://www.monografias.com/trabajos4/epistemologia/epistemologia.shtml">teoría</text:a> hilemórfica de <text:bookmark text:name="autolink69"/><text:a xlink:type="simple" xlink:href="http://www.monografias.com/trabajos5/aristo/aristo.shtml">Aristóteles</text:a>. <text:bookmark text:name="autolink68"/><text:a xlink:type="simple" xlink:href="http://www.monografias.com/trabajos15/fundamento-ontologico/fundamento-ontologico.shtml">El hombre</text:a> está formado por <text:bookmark text:name="autolink67"/><text:a xlink:type="simple" xlink:href="http://www.monografias.com/trabajos10/lamateri/lamateri.shtml">materia</text:a> y por forma (<text:bookmark text:name="autolink66"/><text:a xlink:type="simple" xlink:href="http://www.monografias.com/trabajos37/evolucion-alma/evolucion-alma.shtml">alma</text:a>, esencia), y su relación es substancial, es decir: ambas son necesarias para constituir la substancia humana. El alma humana creada por Dios es inmortal y está destinada a permanecer unida al cuerpo. La materia por si sola, no puede existir. La forma constituye el elemento imprescindible para que ésta obtenga toda su potencialidad. Es a través de la forma como la materia se individualiza, y presenta sus diferencias. Constituye el sustrato fundamental de la materia, es decir su esencia, pero también su principio de individuación. "La forma es lo que hace de un ser vivo sea ese ser vivo y no otro". Es lo que hace por ejemplo que un perro sea un perro y no sea un caballo, pero, por otro lado, la propia materia individualizada es lo que hace que las substancias se diferencien. Así, mi perro es sustancialmente, diferente del perro de mi vecina, aún siendo ambos de la misma raza. Igualmente, aplicando el principio de individuación en la <text:bookmark text:name="autolink65"/><text:a xlink:type="simple" xlink:href="http://www.monografias.com/trabajos7/ancu/ancu.shtml">antropología</text:a> Tomista, una <text:bookmark text:name="autolink64"/><text:a xlink:type="simple" xlink:href="http://www.monografias.com/trabajos7/perde/perde.shtml">persona</text:a> humana es distinta de un animal, ya que posee ser y forma específica. Así mismo, yo soy diferente de cualquier otra persona aunque compartamos la misma especie.</text:p>
      <text:list xml:id="list8303911479858882243" text:style-name="L16">
        <text:list-item>
          <text:p text:style-name="P18"><text:span text:style-name="Emphasis">2) ¿Cuál es la Antropología usada por Santo Tomás?</text:span></text:p>
        </text:list-item>
      </text:list>
      <text:p text:style-name="Text_20_body">Según él, el <text:bookmark text:name="autolink74"/><text:a xlink:type="simple" xlink:href="http://www.monografias.com/trabajos15/fundamento-ontologico/fundamento-ontologico.shtml">hombre</text:a> es una realidad que se <text:bookmark text:name="autolink73"/><text:a xlink:type="simple" xlink:href="http://www.monografias.com/trabajos16/tecnicas-didacticas/tecnicas-didacticas.shtml#DEBATE">debate</text:a> entre los confines de dos mundos: <text:span text:style-name="Emphasis">la materia sensible</text:span> (el cuerpo) y <text:span text:style-name="Emphasis">el alma</text:span> (que es una categoría superior). Además, Tomás reconoce que el alma es creada por Dios, y por ende, es perfecta en orden del ser; sin embargo, ésta no es completa porque está destinada a unirse con el cuerpo (realidad sensible) para constituir un <text:bookmark text:name="autolink72"/><text:a xlink:type="simple" xlink:href="http://www.monografias.com/trabajos28/aceptacion-individuo/aceptacion-individuo.shtml">individuo</text:a>. Entre el cuerpo y el alma se da una unión substancial y no accidental porque ambas se configuran para originar la persona. El hombre no se presenta solamente como un ser viviente sino como un ser dotado de <text:bookmark text:name="autolink71"/><text:a xlink:type="simple" xlink:href="http://www.monografias.com/trabajos14/genesispensamto/genesispensamto.shtml">pensamiento</text:a> y de razón <text:span text:style-name="Emphasis">(animal rationale</text:span>).</text:p>
      <text:p text:style-name="Text_20_body">Además, el hombre para Santo Tomás se presenta como un microcosmos, un pequeño mundo.</text:p>
      <text:list xml:id="list4415001781398324967" text:style-name="L17">
        <text:list-item>
          <text:p text:style-name="P19"><text:span text:style-name="Emphasis">3)  ¿Cuáles son las características del alma?</text:span></text:p>
        </text:list-item>
      </text:list>
      <text:p text:style-name="Text_20_body">Lo primero que debemos anotar es que el alma es simple, es decir, no es una substancia compuesta e indivisible. Y como lo habíamos visto anteriormente, el alma es de <text:bookmark text:name="autolink81"/><text:a xlink:type="simple" xlink:href="http://www.monografias.com/trabajos34/el-caracter/el-caracter.shtml">carácter</text:a> espiritual porque no es una realidad <text:bookmark text:name="autolink80"/><text:a xlink:type="simple" xlink:href="http://www.monografias.com/Fisica/index.shtml">física</text:a> ni material (como lo es el cuerpo) sino que pertenece a un orden superior. El alma posee en sí tres facultades: una facultad vegetativa, que se ocupa de lo relacionado con la <text:bookmark text:name="autolink79"/><text:a xlink:type="simple" xlink:href="http://www.monografias.com/Salud/Nutricion/">nutrición</text:a> y el crecimiento; una segunda facultad, que es la sensitiva, y que se le atribuye lo relacionado <text:bookmark text:name="autolink78"/><text:a xlink:type="simple" xlink:href="http://www.monografias.com/trabajos12/orsen/orsen.shtml">los sentidos</text:a> externos, la imaginación y la <text:bookmark text:name="autolink77"/><text:a xlink:type="simple" xlink:href="http://www.monografias.com/trabajos13/memor/memor.shtml">memoria</text:a>, actividades que se corresponde en las <text:bookmark text:name="autolink76"/><text:a xlink:type="simple" xlink:href="http://www.monografias.com/trabajos7/mafu/mafu.shtml">funciones</text:a> del alma vegetativo de los <text:bookmark text:name="autolink75"/><text:a xlink:type="simple" xlink:href="http://www.monografias.com/trabajos10/cani/cani.shtml">animales</text:a>. Por último, se encuentra la facultad del entendimiento, de donde surge el pensamiento intelectual y la voluntad.</text:p>
      <text:p text:style-name="Text_20_body">En Santo Tomás no son tres almas sino tres facultades de una misma alma que posee en sí las características del pensamiento, y que es virtualmente vegetativa y sensitiva.</text:p>
      <text:list xml:id="list5086039255733698949" text:style-name="L18">
        <text:list-item>
          <text:p text:style-name="P20"><text:span text:style-name="Emphasis">4) ¿Cuáles son las facultades del alma?</text:span></text:p>
        </text:list-item>
      </text:list>
      <text:p text:style-name="Text_20_body">Para Santo Tomás, al igual que Aristóteles y Avicena, distingue cinco potencias fundamentales del <text:soft-page-break/>alma. Estas son.</text:p>
      <text:list xml:id="list5522993560909941281" text:style-name="L19">
        <text:list-item>
          <text:p text:style-name="P21">a. Vegetativa: que es la forma más ínfima de vida y que es propia de las <text:bookmark text:name="autolink82"/><text:a xlink:type="simple" xlink:href="http://www.monografias.com/trabajos14/plantas/plantas.shtml">plantas</text:a> aunque los animales y el hombre la comporte con ellas</text:p>
        </text:list-item>
        <text:list-item>
          <text:p text:style-name="P21">b. Sensitiva: es propia de los animales y consiste en la sensación</text:p>
        </text:list-item>
        <text:list-item>
          <text:p text:style-name="P21">c. Apetitiva: es propia de los animales y del hombre, y corresponde a las tendencias instintivas</text:p>
        </text:list-item>
        <text:list-item>
          <text:p text:style-name="P21">d. Locomotiva: es común a los animales y al hombre, y hace referencia al <text:bookmark text:name="autolink83"/><text:a xlink:type="simple" xlink:href="http://www.monografias.com/trabajos15/kinesiologia-biomecanica/kinesiologia-biomecanica.shtml">movimiento</text:a> local espontáneo.</text:p>
        </text:list-item>
        <text:list-item>
          <text:p text:style-name="P21">e. Intelectiva: es exclusiva del hombre y es la <text:bookmark text:name="autolink84"/><text:a xlink:type="simple" xlink:href="http://www.monografias.com/trabajos14/trmnpot/trmnpot.shtml">potencia</text:a> espiritual de pensar y querer voluntario y libre.</text:p>
        </text:list-item>
        <text:list-item>
          <text:p text:style-name="P21"><text:span text:style-name="Emphasis">5) ¿Cuál es el origen del alma?</text:span></text:p>
        </text:list-item>
      </text:list>
      <text:p text:style-name="Text_20_body">Santo Tomás defiende la <text:bookmark text:name="autolink86"/><text:a xlink:type="simple" xlink:href="http://www.monografias.com/trabajos/tesisgrado/tesisgrado.shtml">tesis</text:a> creacionista en contraposición al traducionismo (transmisión – no explicada y acaso inexplicable –del alma por los padres en el <text:bookmark text:name="autolink85"/><text:a xlink:type="simple" xlink:href="http://www.monografias.com/trabajos14/administ-procesos/administ-procesos.shtml#PROCE">proceso</text:a> de la generación) y el generacionismo (sostiene lo mismo que el traducionismo, pero subraya los motivos espirituales por encima de los corporales): según Tomás, cada alma es creada de la nada por Dios. Tampoco se puede hablar de una preexistencia de las almas, ya que cada una, desde su propia individualidad, es creada por Dios en el mismo momento de la concepción.</text:p>
      <text:p text:style-name="P22"><text:span text:style-name="Emphasis"><text:span text:style-name="T3"/></text:span></text:p>
      <text:list xml:id="list110821773161180" text:continue-list="list3821567239868121920" text:style-name="L1">
        <text:list-item>
          <text:p text:style-name="P1"><text:span text:style-name="Emphasis">6) ¿Qué es la </text:span><text:bookmark text:name="autolink"/><text:a xlink:type="simple" xlink:href="http://www.monografias.com/trabajos16/teoria-sintetica-darwin/teoria-sintetica-darwin.shtml"><text:span text:style-name="Emphasis">evolución</text:span></text:a><text:span text:style-name="Emphasis"> embrionaria?</text:span></text:p>
        </text:list-item>
      </text:list>
      <text:p text:style-name="Text_20_body">Son los estadios concretos de la evolución y origen de un <text:bookmark text:name="autolink5"/><text:a xlink:type="simple" xlink:href="http://www.monografias.com/trabajos28/aceptacion-individuo/aceptacion-individuo.shtml">individuo</text:a> humano. Según Tomás, el punto de partida es la virtud formativa latente en el semen, en el óvulo y en el embrión, donde está contenida virtualmente un <text:bookmark text:name="autolink4"/><text:a xlink:type="simple" xlink:href="http://www.monografias.com/trabajos37/evolucion-alma/evolucion-alma.shtml">alma</text:a> humana. A este <text:bookmark text:name="autolink3"/><text:a xlink:type="simple" xlink:href="http://www.monografias.com/trabajos12/desorgan/desorgan.shtml">desarrollo</text:a> se llega por etapas, de tal forma que en la evolución embrionaria se encuentra y se recorren todos los <text:bookmark text:name="autolink2"/><text:a xlink:type="simple" xlink:href="http://www.monografias.com/trabajos35/reinos/reinos.shtml">reinos</text:a>: el embrión es primeramente vegetal, después un alma superior, sensitiva, y por último, un alma más elevada, la intelectiva o racional. Santo Tomás aborda este problema para indicar que los embriones humanos ya poseen un alma propia creada por Dios y que es a partir de este momento donde ya se es <text:bookmark text:name="autolink1"/><text:a xlink:type="simple" xlink:href="http://www.monografias.com/trabajos7/perde/perde.shtml">persona</text:a>.</text:p>
      <text:h text:style-name="Heading_20_2" text:outline-level="2"><text:bookmark text:name="metafisica"/><text:span text:style-name="Emphasis"><text:span text:style-name="T1">Metafísica. El ser</text:span></text:span></text:h>
      <text:list xml:id="list2492624691237398384" text:style-name="L2">
        <text:list-item>
          <text:p text:style-name="P2"><text:span text:style-name="Emphasis">7) ¿Cuáles son los Trascendentales del Ser en Santo Tomás?</text:span></text:p>
        </text:list-item>
      </text:list>
      <text:p text:style-name="Text_20_body">Los trascendentales son notas que se encuentran absolutamente en todos los seres. Las ideas trascendentales sobre el ser en Santo Tomás son <text:span text:style-name="Emphasis">unum, verum, bonum</text:span>.</text:p>
      <text:p text:style-name="Text_20_body"><text:span text:style-name="Emphasis">a) Unum:</text:span> Decir que el ser es uno significa que el ser es intrínsecamente no contradictorio, no está divido, aunque sea participable. El ser es el fundamento de la unidad. La unidad trascendental no se identifica con la unidad numérica.</text:p>
      <text:p text:style-name="Text_20_body"><text:span text:style-name="Emphasis">b) Verum:</text:span> Lo verdadero es un trascendental del ente en el sentido de que todo ente es inteligible, racional. Tomás, aunque concede el espacio debido a la <text:bookmark text:name="autolink13"/><text:a xlink:type="simple" xlink:href="http://www.monografias.com/trabajos15/logica-metodologia/logica-metodologia.shtml">lógica</text:a> y al estudio de sus <text:bookmark text:name="autolink12"/><text:a xlink:type="simple" xlink:href="http://www.monografias.com/trabajos6/etic/etic.shtml">principios</text:a> fundamentales (principio de <text:bookmark text:name="autolink11"/><text:a xlink:type="simple" xlink:href="http://www.monografias.com/trabajos14/cambcult/cambcult.shtml">identidad</text:a>, principio de no contradicción, principio de tercero excluido y factores convexos), piensa que la <text:bookmark text:name="autolink10"/><text:a xlink:type="simple" xlink:href="http://www.monografias.com/trabajos6/meta/meta.shtml">metafísica</text:a> debe ocuparse de la verdad, porque el mundo y las criaturas individuales son la manifestación del <text:bookmark text:name="autolink9"/><text:a xlink:type="simple" xlink:href="http://www.monografias.com/trabajos12/pmbok/pmbok.shtml">proyecto</text:a> divino, son un fruto del <text:bookmark text:name="autolink8"/><text:a xlink:type="simple" xlink:href="http://www.monografias.com/trabajos14/genesispensamto/genesispensamto.shtml">pensamiento</text:a> de Dios. La verdad del ente depende del grado de ser que posea. Dios es la verdad suprema porque es el ser supremo. Los entes finitos son más o menos verdaderos según su grado de ser o de participación en el ser divino. Sin embargo, todos los entes son verdaderos, porque cada uno de ellos a su modo expresa un proyecto, tiene una razón de ser, posee una vocación. Algunos son necesariamente fieles a esta <text:soft-page-break/>vocación; otros dotados de <text:bookmark text:name="autolink7"/><text:a xlink:type="simple" xlink:href="http://www.monografias.com/trabajos15/inteligencia-emocional/inteligencia-emocional.shtml">inteligencia</text:a> y voluntad, pueden ser fieles a ella o pueden traicionarla, pero queda inscrita, como una especie de llamada imposible de borrar, en su esencia o <text:bookmark text:name="autolink6"/><text:a xlink:type="simple" xlink:href="http://www.monografias.com/trabajos36/naturaleza/naturaleza.shtml">naturaleza</text:a>.</text:p>
      <text:p text:style-name="Text_20_body"><text:span text:style-name="Emphasis">c) Bonum:</text:span> Todo lo que es -todo ente- es bueno, porque es fruto y manifestación de la bondad suprema y libre decisión de Dios. El mundo es un primer intento de expresar esta bondad. Todas las cosas, pues, tanto individualmente como en su conjunto, son buenas, porque tiene determinado grado de ser y de perfección. Todo ente es bueno porque todo ente es a su modo una perfección, pero al mismo <text:bookmark text:name="autolink17"/><text:a xlink:type="simple" xlink:href="http://www.monografias.com/trabajos901/evolucion-historica-concepciones-tiempo/evolucion-historica-concepciones-tiempo.shtml">tiempo</text:a>, todo ente es bueno porque es objeto de una voluntad. Las cosas son buenas en cuanto han sido queridas por Dios de una forma fundamentalmente: Dios crea amando; son queridas por <text:bookmark text:name="autolink16"/><text:a xlink:type="simple" xlink:href="http://www.monografias.com/trabajos15/fundamento-ontologico/fundamento-ontologico.shtml">el hombre</text:a> de forma derivada: el <text:bookmark text:name="autolink15"/><text:a xlink:type="simple" xlink:href="http://www.monografias.com/trabajos15/fundamento-ontologico/fundamento-ontologico.shtml">hombre</text:a> ama las cosas porque son buenas. Dios es el bien honesto y deleitable, mientras que los demás <text:bookmark text:name="autolink14"/><text:a xlink:type="simple" xlink:href="http://www.monografias.com/trabajos16/configuraciones-productivas/configuraciones-productivas.shtml">bienes</text:a> sólo lo son con respecto a aquel fin hacía el que deben conducir.</text:p>
      <text:h text:style-name="Heading_20_2" text:outline-level="2"><text:bookmark text:name="gnoseologa"/><text:span text:style-name="Emphasis"><text:span text:style-name="T1">Gnoseología</text:span></text:span></text:h>
      <text:list xml:id="list549726477156948218" text:style-name="L3">
        <text:list-item>
          <text:p text:style-name="P3"><text:span text:style-name="Emphasis">8) ¿Cuáles son las etapas del </text:span><text:bookmark text:name="autolink18"/><text:a xlink:type="simple" xlink:href="http://www.monografias.com/trabajos/epistemologia2/epistemologia2.shtml"><text:span text:style-name="Emphasis">conocimiento</text:span></text:a><text:span text:style-name="Emphasis"> en Santo Tomás?</text:span></text:p>
        </text:list-item>
        <text:list-item>
          <text:p text:style-name="P3">a. Especie Sensible: Es lo que percibimos por medio de <text:bookmark text:name="autolink19"/><text:a xlink:type="simple" xlink:href="http://www.monografias.com/trabajos12/orsen/orsen.shtml">los sentidos</text:a>. "Todo conocimiento tiene su origen en la experiencia sensible". En esta etapa es todo lo que se conoce por medio de la experiencia</text:p>
        </text:list-item>
        <text:list-item>
          <text:p text:style-name="P3">b. Especie Inteligible: Todo lo que es conocido por los sentidos se abstrae. Acá se separa lo esencial de lo accidental</text:p>
        </text:list-item>
        <text:list-item>
          <text:p text:style-name="P3">c. Especie Impresa: Es la relación entre la <text:bookmark text:name="autolink20"/><text:a xlink:type="simple" xlink:href="http://www.monografias.com/trabajos7/imco/imco.shtml">imagen</text:a> percibida y lo que el individuo piensa de ella. Aquí se da la elaboración del concepto</text:p>
        </text:list-item>
        <text:list-item>
          <text:p text:style-name="P3">d. Especie Expresa: Es la correlación del objeto conocido con otros de la misma categoría. Mediante el <text:bookmark text:name="autolink23"/><text:a xlink:type="simple" xlink:href="http://www.monografias.com/trabajos10/teca/teca.shtml">concepto</text:a> elaborado, el individuo reproduce la diversidad de las cosas, conservando la esencia de lo conocido y no dejándose guiar solamente por los <text:bookmark text:name="autolink22"/><text:a xlink:type="simple" xlink:href="http://www.monografias.com/trabajos12/higie/higie.shtml#tipo">accidentes</text:a>. El hombre logra realizar esto por medio del <text:bookmark text:name="autolink21"/><text:a xlink:type="simple" xlink:href="http://www.monografias.com/trabajos14/administ-procesos/administ-procesos.shtml#PROCE">proceso</text:a> llamado <text:span text:style-name="T1">análisis</text:span>.</text:p>
        </text:list-item>
      </text:list>
      <text:list xml:id="list1817192160900277565" text:style-name="L4">
        <text:list-item>
          <text:p text:style-name="P4"><text:span text:style-name="Emphasis">9) ¿Qué dice Tomás acerca de la razón y de la revelación?</text:span></text:p>
        </text:list-item>
      </text:list>
      <text:p text:style-name="Text_20_body">Santo Tomás reconoce que el hombre puede conocer por medio de la razón, que es la <text:bookmark text:name="autolink28"/><text:a xlink:type="simple" xlink:href="http://www.monografias.com/trabajos5/natlu/natlu.shtml">luz</text:a> natural, y también por medio de la luz sobrenatural, que es la revelación. En este aspecto de la revelación, Santo Tomás conserva de cierta manera el concepto agustiniano de la <text:bookmark text:name="autolink27"/><text:a xlink:type="simple" xlink:href="http://www.monografias.com/trabajos11/ilum/ilum.shtml">iluminación</text:a> (para <text:bookmark text:name="autolink26"/><text:a xlink:type="simple" xlink:href="http://www.monografias.com/trabajos6/sanag/sanag.shtml">San Agustín</text:a>, Dios ilumina al hombre de manera directa y <text:bookmark text:name="autolink25"/><text:a xlink:type="simple" xlink:href="http://www.monografias.com/trabajos11/fuper/fuper.shtml">personal</text:a> por medio del <text:span text:style-name="Emphasis">Maestro Interior</text:span>) pero Tomás se distancia un poco de su antecesor al añadir que "hay cierta participación de la razón del hombre"; para él, hay una iluminación en cuanto <text:bookmark text:name="autolink24"/><text:a xlink:type="simple" xlink:href="http://www.monografias.com/trabajos33/naturaleza-humana/naturaleza-humana.shtml">naturaleza humana</text:a> y no de manera personal ni directa.</text:p>
      <text:h text:style-name="Heading_20_2" text:outline-level="2"><text:bookmark text:name="elmundolaa"/><text:span text:style-name="Emphasis"><text:span text:style-name="T1">El Mundo. La Vida</text:span></text:span></text:h>
      <text:list xml:id="list2026820529099034897" text:style-name="L5">
        <text:list-item>
          <text:p text:style-name="P5"><text:span text:style-name="Emphasis">10) ¿En qué consiste la creación en Santo Tomás?</text:span></text:p>
        </text:list-item>
      </text:list>
      <text:p text:style-name="Text_20_body">La creación es el acto por el cual Dios sacó las cosas de la nada. Si Dios es acto puro, y como tal, causa universal, debe el mundo haber sido hecho de la nada. Pues si hubiera algo fuera de Dios, como por ejemplo la <text:bookmark text:name="autolink31"/><text:a xlink:type="simple" xlink:href="http://www.monografias.com/trabajos10/lamateri/lamateri.shtml">materia</text:a> eterna, no sería Dios la causa de todo. Pero, el mundo depende de Dios no solo en su comienzo sino también en su duración. Aunque esta conservación no es una incesante nueva creación, sino una continuación de la primera creación <text:span text:style-name="Emphasis">(creatio continua</text:span>), por eso, la creación es un "fieri absoluto", un "hacerse continuo"; la creación no ha terminado, está en continuo <text:bookmark text:name="autolink30"/><text:a xlink:type="simple" xlink:href="http://www.monografias.com/trabajos15/kinesiologia-biomecanica/kinesiologia-biomecanica.shtml">movimiento</text:a> y en <text:bookmark text:name="autolink29"/><text:a xlink:type="simple" xlink:href="http://www.monografias.com/trabajos14/trmnpot/trmnpot.shtml">potencia</text:a> de hacerse plenamente. De aquí se deduce que la relación entre Dios y el mundo es de causa y efecto.</text:p>
      <text:list xml:id="list7788876669628976979" text:style-name="L6">
        <text:list-item>
          <text:p text:style-name="P6"><text:soft-page-break/><text:span text:style-name="Emphasis">11) ¿Cuáles son los grados de la vida?</text:span></text:p>
        </text:list-item>
      </text:list>
      <text:p text:style-name="Text_20_body">En primer lugar, la vida es un concepto muy amplio, que se aplica de manera análoga a un conjunto de seres, cuya <text:bookmark text:name="autolink34"/><text:a xlink:type="simple" xlink:href="http://www.monografias.com/trabajos6/dige/dige.shtml#evo">escala</text:a> comienza en las <text:bookmark text:name="autolink33"/><text:a xlink:type="simple" xlink:href="http://www.monografias.com/trabajos14/plantas/plantas.shtml">plantas</text:a>, siguiendo por los <text:bookmark text:name="autolink32"/><text:a xlink:type="simple" xlink:href="http://www.monografias.com/trabajos10/cani/cani.shtml">animales</text:a>, pasando luego por los hombres y terminando en Dios, el Viviente por excelencia. De esta manera, son tres tipos de vida: <text:span text:style-name="Emphasis">vegetativa, sensitiva e intelectiva.</text:span></text:p>
      <text:p text:style-name="Text_20_body">Aunque haya 3 clases de vida, no por eso hay más de un alma. Cada alma de <text:bookmark text:name="autolink35"/><text:a xlink:type="simple" xlink:href="http://www.monografias.com/trabajos901/debate-multicultural-etnia-clase-nacion/debate-multicultural-etnia-clase-nacion.shtml">clase</text:a> superior incluye virtualmente la inferior. Así pues, el alma sensitiva de los animales incluye virtualmente la vegetativa, y en el hombre, el alma intelectiva incluye virtualmente la vegetativa y la sensitiva.</text:p>
      <text:h text:style-name="Heading_20_2" text:outline-level="2"><text:bookmark text:name="diosa"/><text:span text:style-name="Emphasis"><text:span text:style-name="T1">Dios</text:span></text:span></text:h>
      <text:list xml:id="list2747220759005599218" text:style-name="L7">
        <text:list-item>
          <text:p text:style-name="P7"><text:span text:style-name="Emphasis">12) ¿Cuáles son las </text:span><text:bookmark text:name="autolink36"/><text:a xlink:type="simple" xlink:href="http://www.monografias.com/trabajos12/romandos/romandos.shtml#PRUEBAS"><text:span text:style-name="Emphasis">pruebas</text:span></text:a><text:span text:style-name="Emphasis"> de la existencia de Dios?</text:span></text:p>
        </text:list-item>
        <text:list-item>
          <text:p text:style-name="P7">a. Por el <text:span text:style-name="Emphasis">movimiento:</text:span> Dice Tomás que todo lo que está en movimiento debe ser movido por otro, pues nada puede moverse a sí mismo. Así mismo, si no hay un primer <text:bookmark text:name="autolink37"/><text:a xlink:type="simple" xlink:href="http://www.monografias.com/trabajos10/motore/motore.shtml">motor</text:a>, tampoco hay un segundo, pues todas las segundas causas dependen de la primera. Por eso, ha de admitirse un primer motor que no sea a su vez movido por otro, sino que él mismo sea movimiento, fuente de los otros movimientos.</text:p>
        </text:list-item>
        <text:list-item>
          <text:p text:style-name="P7">b. Por la <text:span text:style-name="Emphasis">causa eficiente:</text:span> Todas las causas, en el orden cósmico, son a su vez causadas por otra; y éstas a su vez, por otra, y así sucesivamente; pues nada puede ser causa de sí misma. Si no hay una primera causa, tampoco habrá una segunda ni una última; es decir, es imposible recorrer una serie infinita de causas, y debe ponerse, por tanto, una causa última, a la que llaman Dios.</text:p>
        </text:list-item>
        <text:list-item>
          <text:p text:style-name="P7">c. Por la <text:span text:style-name="Emphasis">contingencia:</text:span> Todo ser pudo también no haber sido; nada es necesario. Pero, si no hubiera más que seres contingentes, no existiría ahora absolutamente nada. Así pues, se da un ser que es necesario.</text:p>
        </text:list-item>
        <text:list-item>
          <text:p text:style-name="P7">d. Por los <text:span text:style-name="Emphasis">grados de perfección:</text:span> Detrás de las cosas, que todas tienen un grado mayor o menor de perfección, hay un ser que es perfecto en grado sumo, quien da la regla para que nosotros las apreciemos como mayor o menor perfección. Pero este ser perfecto es al mismo tiempo causa o razón de todo lo perfecto.</text:p>
        </text:list-item>
        <text:list-item>
          <text:p text:style-name="P7">e. Por el <text:span text:style-name="Emphasis">orden cósmico:</text:span> Se da orden y finalidad en el mundo porque existe una inteligencia suprema que explique y oriente esta finalidad.</text:p>
        </text:list-item>
        <text:list-item>
          <text:p text:style-name="P7">13)  <text:span text:style-name="Emphasis">¿Cuál es la esencia de Dios según Santo Tomás?</text:span></text:p>
        </text:list-item>
      </text:list>
      <text:p text:style-name="Text_20_body">Dios es increado y eterno, absolutamente necesario y perfecto, y será esencialmente un espíritu viviente. Además, como lo hemos visto con las anteriores pruebas de su existencia, Dios es único. Santo Tomás agrega además de la esencia de Dios que es <text:span text:style-name="Emphasis">"ipsum esse per se subsistens</text:span>", es decir, la esencia de Dios no es otra cosa que su ser. Por eso, dijo Él en las Escrituras: "Yo soy el que soy". En Dios, su ser mismo es su esencia. Además, Dios es la plenitud del ser, el compendio absoluto de toda la perfección, es el "Acto Puro" que permite que los demás seres, que están en potencia de ser, puedan llegar a ser acto.</text:p>
      <text:h text:style-name="Heading_20_2" text:outline-level="2"><text:bookmark text:name="estadoa"/><text:span text:style-name="Emphasis"><text:span text:style-name="T1">Estado</text:span></text:span></text:h>
      <text:list xml:id="list3747594019323142965" text:style-name="L8">
        <text:list-item>
          <text:p text:style-name="P8">14)  <text:span text:style-name="Emphasis">¿Por qué existe el </text:span><text:bookmark text:name="autolink38"/><text:a xlink:type="simple" xlink:href="http://www.monografias.com/trabajos12/elorigest/elorigest.shtml"><text:span text:style-name="Emphasis">Estado</text:span></text:a><text:span text:style-name="Emphasis">?</text:span></text:p>
        </text:list-item>
      </text:list>
      <text:p text:style-name="Text_20_body">El origen del Estado está en la naturaleza del hombre según Santo Tomás. El hombre es, como lo había <text:soft-page-break/>formulado <text:bookmark text:name="autolink41"/><text:a xlink:type="simple" xlink:href="http://www.monografias.com/trabajos5/aristo/aristo.shtml">Aristóteles</text:a>, un ser social por su misma naturaleza (?at? f?s??). En la soledad o aislamiento no habría podido desarrollarse para la vida. La agrupación de los hombres constituye la <text:bookmark text:name="autolink40"/><text:a xlink:type="simple" xlink:href="http://www.monografias.com/trabajos35/sociedad/sociedad.shtml">sociedad</text:a>, y esta necesita de un orden común que le permita el bien de los ciudadanos, el bien de toda la <text:bookmark text:name="autolink39"/><text:a xlink:type="simple" xlink:href="http://www.monografias.com/trabajos910/comunidades-de-hombres/comunidades-de-hombres.shtml">comunidad</text:a>.</text:p>
      <text:list xml:id="list2041275867550941973" text:style-name="L9">
        <text:list-item>
          <text:p text:style-name="P9">15)  <text:span text:style-name="Emphasis">¿Cuál es el fin del Estado?</text:span></text:p>
        </text:list-item>
      </text:list>
      <text:p text:style-name="Text_20_body">Según el pensamiento clásico y lo dicho por Santo Tomás, el fin del Estado es conducir a los ciudadanos a una vida feliz y virtuosa. Para ello es necesario, ante todo, la paz. Y para asegurar la paz en <text:bookmark text:name="autolink43"/><text:a xlink:type="simple" xlink:href="http://www.monografias.com/trabajos12/elorigest/elorigest.shtml">el Estado</text:a>, es necesaria la <text:bookmark text:name="autolink42"/><text:a xlink:type="simple" xlink:href="http://www.monografias.com/trabajos14/hanskelsen/hanskelsen.shtml">justicia</text:a>. Además, el fin del Estado no debería ser solo terrenal, sino que debería conducir también a la felicidad en Dios, por eso, el Estado debe cuidar de no poner obstáculos a los ciudadanos para que puedan conseguir este propósito supraterreno.</text:p>
      <text:list xml:id="list5292602793179322292" text:style-name="L10">
        <text:list-item>
          <text:p text:style-name="P10">16)  <text:span text:style-name="Emphasis">¿Qué dice Santo Tomás de las </text:span><text:bookmark text:name="autolink44"/><text:a xlink:type="simple" xlink:href="http://www.monografias.com/trabajos4/derpub/derpub.shtml"><text:span text:style-name="Emphasis">formas de Gobierno</text:span></text:a><text:span text:style-name="Emphasis">?</text:span></text:p>
        </text:list-item>
      </text:list>
      <text:p text:style-name="Text_20_body">Personalmente, Santo Tomás tiene la <text:bookmark text:name="autolink47"/><text:a xlink:type="simple" xlink:href="http://www.monografias.com/trabajos5/monarqui/monarqui.shtml#monar">monarquía</text:a> por la forma más perfecta de <text:bookmark text:name="autolink46"/><text:a xlink:type="simple" xlink:href="http://www.monografias.com/trabajos4/derpub/derpub.shtml">gobierno</text:a> que existe, pero sostiene con Aristóteles que sería bueno moderarla con una mezcla de las otras formas de gobierno <text:span text:style-name="Emphasis">(</text:span><text:bookmark text:name="autolink45"/><text:a xlink:type="simple" xlink:href="http://www.monografias.com/trabajos/democracia/democracia.shtml"><text:span text:style-name="Emphasis">democracia</text:span></text:a><text:span text:style-name="Emphasis"> y aristocracia</text:span>), para evitar las miradas unilaterales. En todo caso, las formas de gobierno buenas y legítimas son las que procuran el bien común, la paz y la prosperidad.</text:p>
      <text:p text:style-name="Text_20_body">La peor forma de gobierno es, en definitiva, la <text:span text:style-name="Emphasis">tiranía</text:span> porque el gobernante actúa ordenando el bien común al suyo particular. A pesar de esto, Santo Tomás no tiene por lícito matar a los tiranos.</text:p>
      <text:h text:style-name="Heading_20_2" text:outline-level="2"><text:bookmark text:name="lasleyesea"/><text:span text:style-name="Emphasis"><text:span text:style-name="T1">Las </text:span></text:span><text:bookmark text:name="autolink48"/><text:a xlink:type="simple" xlink:href="http://www.monografias.com/trabajos4/leyes/leyes.shtml"><text:span text:style-name="Emphasis"><text:span text:style-name="T1">Leyes</text:span></text:span></text:a><text:span text:style-name="Emphasis"><text:span text:style-name="T1">. El Derecho</text:span></text:span></text:h>
      <text:list xml:id="list1142806975551073293" text:style-name="L11">
        <text:list-item>
          <text:p text:style-name="P11">17)  <text:span text:style-name="Emphasis">¿Qué es la </text:span><text:bookmark text:name="autolink49"/><text:a xlink:type="simple" xlink:href="http://www.monografias.com/trabajos4/leyes/leyes.shtml"><text:span text:style-name="Emphasis">Ley</text:span></text:a><text:span text:style-name="Emphasis">?</text:span></text:p>
        </text:list-item>
      </text:list>
      <text:p text:style-name="Text_20_body">Es el principio extrínseco que regulas las <text:bookmark text:name="autolink50"/><text:a xlink:type="simple" xlink:href="http://www.monografias.com/trabajos4/acciones/acciones.shtml">acciones</text:a> humanas, orientándolas hacia el bien común. La ley procede de la razón, ya que esta es regla, medida y primer principio de los actos humanos. Además, corresponde a la ley regular los actos individuales orientándolos hacia la consecución del bien de la colectividad; aunque la ley expresa el deseo de la colectividad, nunca anula el deseo particular, simplemente jerarquiza estos deseos, sobresaliendo el bien común por encima de lo particular.</text:p>
      <text:list xml:id="list4618434568937539431" text:style-name="L12">
        <text:list-item>
          <text:p text:style-name="P12">18)  <text:span text:style-name="Emphasis">¿Por qué necesita el hombre de las Leyes?</text:span></text:p>
        </text:list-item>
      </text:list>
      <text:p text:style-name="Text_20_body">En la naturaleza humana se encierran inmensas fuerzas. Es preciso encauzarlas por las vías justas, y para ello es necesaria la <text:bookmark text:name="autolink52"/><text:a xlink:type="simple" xlink:href="http://www.monografias.com/trabajos14/disciplina/disciplina.shtml">disciplina</text:a> porque el hombre puede inclinarse fácilmente a seguir sus gustos y caprichos. Santo Tomás, citando a Aristóteles, dice que el hombre por la ley es el ser más noble, pero que sin ley es el "más bruto animal". Además, en la razón tenemos las verdaderas <text:bookmark text:name="autolink51"/><text:a xlink:type="simple" xlink:href="http://www.monografias.com/trabajos13/arbla/arbla.shtml">armas</text:a> contra el desenfreno y la brutalidad; la ley es una prescripción de la razón, pero una razón que busca a Dios y al prójimo.</text:p>
      <text:list xml:id="list8444409764784964825" text:style-name="L13">
        <text:list-item>
          <text:p text:style-name="P13"><text:span text:style-name="Emphasis">19)  ¿Cuáles deben ser las características de las Leyes?</text:span></text:p>
        </text:list-item>
      </text:list>
      <text:p text:style-name="Text_20_body">La ley positiva es la consignación de las leyes naturales. Las leyes naturales radican en la racionalidad del hombre, por eso, en la ley natural no cabe ignorancia alguna porque ésta es única, inmutable y conocida por todos los hombres. Cuando esta ley natural se pone por escrito, se convierte en ley positiva. De lo anterior deducimos que las leyes positivas deben ajustarse y corresponder a las leyes naturales. Por eso, toda ley positiva debe ser: <text:span text:style-name="Emphasis">justas</text:span> (conforme a la ley natural), <text:span text:style-name="Emphasis">morales, físicamente posibles, fieles a las tradiciones de los pueblos, acomodada al tiempo y el espacio, necesarias, aptas para el fin, promulgadas y tendientes al bien común.</text:span></text:p>
      <text:h text:style-name="Heading_20_2" text:outline-level="2"><text:bookmark text:name="elpodera"/><text:soft-page-break/><text:span text:style-name="Emphasis"><text:span text:style-name="T1">El Poder</text:span></text:span></text:h>
      <text:list xml:id="list9199716811174600439" text:style-name="L14">
        <text:list-item>
          <text:p text:style-name="P14">20)  <text:span text:style-name="Emphasis">¿Qué es el </text:span><text:bookmark text:name="autolink53"/><text:a xlink:type="simple" xlink:href="http://www.monografias.com/trabajos35/el-poder/el-poder.shtml"><text:span text:style-name="Emphasis">poder</text:span></text:a><text:span text:style-name="Emphasis"> para Santo Tomás?</text:span></text:p>
        </text:list-item>
      </text:list>
      <text:p text:style-name="Text_20_body">En primer lugar, entendemos por poder: domino, majestad, potestad y <text:bookmark text:name="autolink54"/><text:a xlink:type="simple" xlink:href="http://www.monografias.com/trabajos14/verific-servicios/verific-servicios.shtml">servicio</text:a>. Para Santo Tomás es claro que el poder no tiene sentido si no es servicio. El poder puede ser ambiguo porque fácilmente puede ser servicio o puede ser tiranía y dominación. El buen uso del poder para regir a los otros es saludable, pero el abuso es cosa pésima; el poder se puede prestar tanto para el bien como para el mal. En segundo lugar, Tomás afirma que el poder procede de Dios, distanciándose intelectualmente de Aristóteles, quien afirma que el poder procede de la asociación de los hombres.</text:p>
      <text:h text:style-name="Heading_20_2" text:outline-level="2"><text:bookmark text:name="bibliograa"/><text:span text:style-name="Emphasis"><text:span text:style-name="T1">Bibliografía</text:span></text:span></text:h>
      <text:p text:style-name="P15">AGUDELO, Hmna. Beatriz. <text:bookmark text:name="autolink57"/><text:a xlink:type="simple" xlink:href="http://www.monografias.com/trabajos7/sein/sein.shtml">Seminario</text:a> de Pensador Medieval, <text:bookmark text:name="autolink56"/><text:a xlink:type="simple" xlink:href="http://www.monografias.com/trabajos5/santom/santom.shtml">Santo Tomás de Aquino</text:a>. [Notas de Clase] Compilador: Juan David Arias Ibarra. Medellín : <text:bookmark text:name="autolink55"/><text:a xlink:type="simple" xlink:href="http://www.monografias.com/trabajos13/admuniv/admuniv.shtml">Universidad</text:a> Pontifica Bolivariana, 2010.</text:p>
      <text:p text:style-name="P15">ALZATE, Sergio. Seminario Pensador Medieval, Santo Tomás de Aquino. [Notas de Clase] Compilador: Juan David Arias Ibarra. Medellín : Universidad Pontifica Bolivariana, 2010.</text:p>
      <text:p text:style-name="P15">HIRSCHBERGER, Johannes. <text:bookmark text:name="autolink60"/><text:a xlink:type="simple" xlink:href="http://www.monografias.com/Historia/index.shtml">Historia</text:a> de la <text:bookmark text:name="autolink59"/><text:a xlink:type="simple" xlink:href="http://www.monografias.com/trabajos910/en-torno-filosofia/en-torno-filosofia.shtml">Filosofía</text:a>. Tomo I: Antigüedad - <text:bookmark text:name="autolink58"/><text:a xlink:type="simple" xlink:href="http://www.monografias.com/trabajos/renacim/renacim.shtml">Renacimiento</text:a>. Barcelona : Herder, 1981</text:p>
      <text:p text:style-name="P15">SANZ POTENTE, Maria Antonia. <text:bookmark text:name="autolink63"/><text:a xlink:type="simple" xlink:href="http://www.monografias.com/trabajos7/ancu/ancu.shtml">Antropología</text:a>. [En línea] S.l. : S.n., S.f. En: «<text:bookmark text:name="autolink62"/><text:a xlink:type="simple" xlink:href="http://www.monografias.com/trabajos11/wind/wind2.shtml">http</text:a>://www.cibernous.com/autores/taquino/teoria/antropologia/antrop.<text:bookmark text:name="autolink61"/><text:a xlink:type="simple" xlink:href="http://www.monografias.com/trabajos7/html/html.shtml">html</text:a>»</text:p>
      <text:p text:style-name="P15">WIKIPEDIA. Principio de Individuación. [En línea] S.l. : S.n., S.f. En: «http://es.wikipedia.org/wiki/Principio_de_individuaci%C3%B3n»</text:p>
      <text:p text:style-name="Text_20_body"> </text:p>
      <text:p text:style-name="P22"><text:span text:style-name="T2"><text:line-break/>Leer más: </text:span><text:a xlink:type="simple" xlink:href="http://www.monografias.com/trabajos82/preguntas-y-respuestas-santo-tomas-aquino/preguntas-y-respuestas-santo-tomas-aquino2.shtml#ixzz3kml8mZaF"><text:span text:style-name="T3">http://www.monografias.com/trabajos82/preguntas-y-respuestas-santo-tomas-aquino/preguntas-y-respuestas-santo-tomas-aquino2.shtml#ixzz3kml8mZaF</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4.1.4.2$Windows_x86 LibreOffice_project/0a0440ccc0227ad9829de5f46be37cfb6edcf72</meta:generator>
    <dc:date>2015-09-04T11:08:21.659000000</dc:date>
    <meta:document-statistic meta:table-count="0" meta:image-count="0" meta:object-count="0" meta:page-count="6" meta:paragraph-count="78" meta:word-count="3015" meta:character-count="17581" meta:non-whitespace-character-count="14666"/>
    <meta:user-defined meta:name="Info 1"/>
    <meta:user-defined meta:name="Info 2"/>
    <meta:user-defined meta:name="Info 3"/>
    <meta:user-defined meta:name="Info 4"/>
  </office:meta>
</office:document-meta>
</file>